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913in" svg:height="3.5449in" svg:x="6.6169in" svg:y="0.6382in">
            <draw:object draw:notify-on-update-of-ranges="Sheet1.A1:Sheet1.A1 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p meter val (cm)</text:p>
          </table:table-cell>
          <table:table-cell office:value-type="string" calcext:value-type="string">
            <text:p>Ultrasonic sensor analog value (V)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3" calcext:value-type="float">
            <text:p>4.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9" calcext:value-type="float">
            <text:p>4.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53" calcext:value-type="float">
            <text:p>4.0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85" calcext:value-type="float">
            <text:p>3.9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07" calcext:value-type="float">
            <text:p>3.7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369" calcext:value-type="float">
            <text:p>3.3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4" calcext:value-type="float">
            <text:p>3.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918" calcext:value-type="float">
            <text:p>2.9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34" calcext:value-type="float">
            <text:p>2.6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517" calcext:value-type="float">
            <text:p>2.5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3" calcext:value-type="float">
            <text:p>2.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98" calcext:value-type="float">
            <text:p>1.9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51" calcext:value-type="float">
            <text:p>1.7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1" calcext:value-type="float">
            <text:p>1.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06" calcext:value-type="float">
            <text:p>1.6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6" calcext:value-type="float">
            <text:p>1.56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7T13:40:33.397000000</meta:creation-date>
    <dc:date>2021-10-07T19:03:06.884000000</dc:date>
    <meta:editing-duration>PT2H20M31S</meta:editing-duration>
    <meta:editing-cycles>1</meta:editing-cycles>
    <meta:document-statistic meta:table-count="1" meta:cell-count="54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25.887cm" svg:height="9.005cm" xlink:href=".." xlink:type="simple" chart:class="chart:line" chart:style-name="ch1">
        <chart:plot-area chart:style-name="ch2" table:cell-range-address="Sheet1.A1:Sheet1.B19" chart:data-source-has-labels="both" svg:x="0.517cm" svg:y="0.18cm" svg:width="24.853cm" svg:height="8.645cm">
          <chartooo:coordinate-region svg:x="0.953cm" svg:y="0.379cm" svg:width="24.417cm" svg:height="7.799cm"/>
          <chart:axis chart:dimension="x" chart:name="primary-x" chart:style-name="ch3" chartooo:axis-type="auto">
            <chartooo:date-scale/>
            <chart:categories table:cell-range-address="Sheet1.A2:Sheet1.A19"/>
          </chart:axis>
          <chart:axis chart:dimension="y" chart:name="primary-y" chart:style-name="ch3"/>
          <chart:series chart:style-name="ch4" chart:values-cell-range-address="Sheet1.B2:Sheet1.B19" chart:label-cell-address="Sheet1.B1:Sheet1.B1" chart:class="chart:line">
            <chart:data-point chart:repeated="18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ltrasonic sensor analog value (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9</svg:desc>
                </draw:g>
              </table:table-cell>
              <table:table-cell office:value-type="float" office:value="4.8">
                <text:p>4.8</text:p>
                <draw:g>
                  <svg:desc>Sheet1.B2:Sheet1.B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707">
                <text:p>3.7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634">
                <text:p>2.6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517">
                <text:p>2.5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